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6.634cm"/>
    </style:style>
    <style:style style:name="co4" style:family="table-column">
      <style:table-column-properties fo:break-before="auto" style:column-width="3.011cm"/>
    </style:style>
    <style:style style:name="co5" style:family="table-column">
      <style:table-column-properties fo:break-before="auto" style:column-width="2.057cm"/>
    </style:style>
    <style:style style:name="co6" style:family="table-column">
      <style:table-column-properties fo:break-before="auto" style:column-width="1.69cm"/>
    </style:style>
    <style:style style:name="co7" style:family="table-column">
      <style:table-column-properties fo:break-before="auto" style:column-width="2.473cm"/>
    </style:style>
    <style:style style:name="co8" style:family="table-column">
      <style:table-column-properties fo:break-before="auto" style:column-width="0.074cm"/>
    </style:style>
    <style:style style:name="co9" style:family="table-column">
      <style:table-column-properties fo:break-before="auto" style:column-width="0.587cm"/>
    </style:style>
    <style:style style:name="co10" style:family="table-column">
      <style:table-column-properties fo:break-before="auto" style:column-width="0.661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Diagramme_20_de_20_Gantt">
      <style:table-properties table:display="true" style:writing-mode="lr-tb" table:tab-color="#3d85c6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3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35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35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3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3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3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38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36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13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3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b7b7b7" fo:background-color="#edede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ackground-color="#ddebf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35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>
      <style:table-cell-properties fo:border-bottom="0.06pt solid #b7b7b7" fo:background-color="#d0e0e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ackground-color="#edede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d0e0e3" style:diagonal-bl-tr="none" style:diagonal-tl-br="none" fo:border="0.06pt solid #b7b7b7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06pt solid #b7b7b7" fo:background-color="#d0e0e3" style:diagonal-bl-tr="none" style:diagonal-tl-br="none" fo:border-left="none" fo:border-right="0.06pt solid #b7b7b7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1" style:family="table-cell" style:parent-style-name="Default">
      <style:table-cell-properties fo:border-bottom="0.06pt solid #b7b7b7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fo:background-color="#fce4d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5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Default">
      <style:table-cell-properties fo:border-bottom="0.06pt solid #b7b7b7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me de Gant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number-columns-repeated="59" table:default-cell-style-name="Default"/>
        <table:table-column table:style-name="co10" table:default-cell-style-name="Default"/>
        <table:table-column table:style-name="co7" table:number-columns-repeated="16314" table:default-cell-style-name="Default"/>
        <table:table-row table:style-name="ro1">
          <table:table-cell table:style-name="ce1"/>
          <table:table-cell table:style-name="ce7"/>
          <table:table-cell table:style-name="ce17" table:number-columns-repeated="4"/>
          <table:table-cell table:style-name="ce1" table:number-columns-repeated="2"/>
          <table:table-cell table:style-name="ce17"/>
          <table:table-cell table:style-name="ce49"/>
          <table:table-cell table:style-name="ce58"/>
          <table:table-cell table:style-name="ce64"/>
          <table:table-cell table:style-name="ce65"/>
          <table:table-cell table:style-name="ce64" table:number-columns-repeated="2"/>
          <table:table-cell table:style-name="ce1" table:number-columns-repeated="15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8" office:value-type="string" calcext:value-type="string" table:number-columns-spanned="8" table:number-rows-spanned="1">
            <text:p>DIAGRAMME DE GANTT</text:p>
          </table:table-cell>
          <table:covered-table-cell table:number-columns-repeated="7" table:style-name="ce18"/>
          <table:table-cell table:style-name="ce50" office:value-type="string" calcext:value-type="string" table:number-columns-spanned="6" table:number-rows-spanned="1">
            <text:p>Astuce de </text:p>
            <text:p>Smartsheet ➜</text:p>
          </table:table-cell>
          <table:covered-table-cell table:number-columns-repeated="5" table:style-name="ce18"/>
          <table:table-cell table:style-name="ce72" office:value-type="string" calcext:value-type="string" table:number-columns-spanned="19" table:number-rows-spanned="1">
            <text:p>La chronologie visuelle d'un diagramme de Gantt donne un aperçu détaillé des tâches et des dépendances d'un projet. </text:p>
          </table:table-cell>
          <table:covered-table-cell table:number-columns-repeated="18" table:style-name="ce18"/>
          <table:table-cell table:style-name="ce87" table:number-columns-repeated="5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9" table:number-columns-repeated="3"/>
          <table:table-cell table:style-name="ce25" table:number-columns-repeated="5"/>
          <table:table-cell table:style-name="ce51" table:number-columns-repeated="4"/>
          <table:table-cell table:style-name="ce68" table:number-columns-repeated="3"/>
          <table:table-cell table:style-name="ce1" table:number-columns-repeated="14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10" office:value-type="string" calcext:value-type="string" table:number-columns-spanned="2" table:number-rows-spanned="1">
            <text:p>TITRE DU PROJET</text:p>
          </table:table-cell>
          <table:covered-table-cell table:style-name="ce19"/>
          <table:table-cell table:style-name="ce10"/>
          <table:table-cell table:style-name="ce26" office:value-type="string" calcext:value-type="string" table:number-columns-spanned="4" table:number-rows-spanned="1">
            <text:p>Mario Bros Like </text:p>
          </table:table-cell>
          <table:covered-table-cell table:number-columns-repeated="3" table:style-name="ce19"/>
          <table:table-cell table:style-name="ce38"/>
          <table:table-cell table:style-name="ce52" table:number-columns-spanned="7" table:number-rows-spanned="1"/>
          <table:covered-table-cell table:number-columns-repeated="6"/>
          <table:table-cell table:style-name="ce74" table:number-columns-spanned="13" table:number-rows-spanned="1"/>
          <table:covered-table-cell table:number-columns-repeated="12"/>
          <table:table-cell table:style-name="ce83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10" office:value-type="string" calcext:value-type="string" table:number-columns-spanned="2" table:number-rows-spanned="1">
            <text:p>CHEF DE PROJET</text:p>
          </table:table-cell>
          <table:covered-table-cell table:style-name="ce19"/>
          <table:table-cell table:style-name="ce10"/>
          <table:table-cell table:style-name="ce27" office:value-type="string" calcext:value-type="string" table:number-columns-spanned="4" table:number-rows-spanned="1">
            <text:p><text:s/></text:p>
          </table:table-cell>
          <table:covered-table-cell table:number-columns-repeated="3" table:style-name="ce19"/>
          <table:table-cell table:style-name="ce39"/>
          <table:table-cell table:style-name="ce52" table:number-columns-spanned="7" table:number-rows-spanned="1"/>
          <table:covered-table-cell table:number-columns-repeated="6"/>
          <table:table-cell table:style-name="ce75" table:number-columns-spanned="12" table:number-rows-spanned="1"/>
          <table:covered-table-cell table:number-columns-repeated="11"/>
          <table:table-cell table:style-name="ce80"/>
          <table:table-cell table:style-name="ce83"/>
          <table:table-cell table:style-name="ce1" table:number-columns-repeated="8"/>
          <table:table-cell table:style-name="ce83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2"/>
          <table:table-cell table:style-name="ce10" office:value-type="string" calcext:value-type="string" table:number-columns-spanned="2" table:number-rows-spanned="1">
            <text:p>DOCUMENTALISTE</text:p>
          </table:table-cell>
          <table:covered-table-cell table:style-name="ce19"/>
          <table:table-cell table:style-name="ce10"/>
          <table:table-cell table:style-name="ce27" table:number-columns-spanned="4" table:number-rows-spanned="1"/>
          <table:covered-table-cell table:number-columns-repeated="3" table:style-name="ce19"/>
          <table:table-cell table:style-name="ce32"/>
          <table:table-cell table:style-name="ce11" table:number-columns-repeated="4"/>
          <table:table-cell table:style-name="ce2" table:number-columns-repeated="57"/>
          <table:table-cell table:number-columns-repeated="16314"/>
        </table:table-row>
        <table:table-row table:style-name="ro2">
          <table:table-cell table:style-name="ce2"/>
          <table:table-cell table:style-name="ce11" table:number-columns-repeated="6"/>
          <table:table-cell table:style-name="ce32" table:number-columns-repeated="2"/>
          <table:table-cell table:style-name="ce11" table:number-columns-repeated="4"/>
          <table:table-cell table:style-name="ce2" table:number-columns-repeated="57"/>
          <table:table-cell table:number-columns-repeated="16314"/>
        </table:table-row>
        <table:table-row table:style-name="ro3">
          <table:table-cell table:style-name="ce3"/>
          <table:table-cell table:style-name="ce12" office:value-type="string" calcext:value-type="string" table:number-columns-spanned="1" table:number-rows-spanned="3">
            <text:p>NUMÉRO</text:p>
          </table:table-cell>
          <table:table-cell table:style-name="ce12" office:value-type="string" calcext:value-type="string" table:number-columns-spanned="1" table:number-rows-spanned="3">
            <text:p>TITRE DE LA TÂCHE</text:p>
          </table:table-cell>
          <table:table-cell table:style-name="ce12" office:value-type="string" calcext:value-type="string" table:number-columns-spanned="1" table:number-rows-spanned="3">
            <text:p>LEADER</text:p>
          </table:table-cell>
          <table:table-cell table:style-name="ce12" office:value-type="string" calcext:value-type="string" table:number-columns-spanned="1" table:number-rows-spanned="3">
            <text:p>DATE DE DÉBUT</text:p>
          </table:table-cell>
          <table:table-cell table:style-name="ce12" office:value-type="string" calcext:value-type="string" table:number-columns-spanned="1" table:number-rows-spanned="3">
            <text:p>DATE LIMITE</text:p>
          </table:table-cell>
          <table:table-cell table:style-name="ce12" office:value-type="string" calcext:value-type="string" table:number-columns-spanned="1" table:number-rows-spanned="3">
            <text:p>DURÉE</text:p>
          </table:table-cell>
          <table:table-cell table:style-name="ce12" office:value-type="string" calcext:value-type="string" table:number-columns-spanned="1" table:number-rows-spanned="3">
            <text:p>TÂCHE TERMINÉE (EN %)</text:p>
          </table:table-cell>
          <table:table-cell table:style-name="ce40" office:value-type="string" calcext:value-type="string" table:number-columns-spanned="15" table:number-rows-spanned="1">
            <text:p>PHASE UNE</text:p>
          </table:table-cell>
          <table:covered-table-cell table:number-columns-repeated="14"/>
          <table:table-cell table:style-name="ce76" office:value-type="string" calcext:value-type="string" table:number-columns-spanned="15" table:number-rows-spanned="1">
            <text:p>PHASE DEUX</text:p>
          </table:table-cell>
          <table:covered-table-cell table:number-columns-repeated="14"/>
          <table:table-cell table:style-name="ce88" office:value-type="string" calcext:value-type="string" table:number-columns-spanned="15" table:number-rows-spanned="1">
            <text:p>PHASE TROIS</text:p>
          </table:table-cell>
          <table:covered-table-cell table:number-columns-repeated="14"/>
          <table:table-cell table:style-name="ce94" office:value-type="string" calcext:value-type="string" table:number-columns-spanned="15" table:number-rows-spanned="1">
            <text:p>PHASE QUATRE</text:p>
          </table:table-cell>
          <table:covered-table-cell table:number-columns-repeated="13"/>
          <table:covered-table-cell table:style-name="ce100"/>
          <table:table-cell table:style-name="ce2"/>
          <table:table-cell table:number-columns-repeated="16315"/>
        </table:table-row>
        <table:table-row table:style-name="ro3">
          <table:table-cell table:style-name="ce4"/>
          <table:covered-table-cell table:number-columns-repeated="7"/>
          <table:table-cell table:style-name="ce41" office:value-type="string" calcext:value-type="string" table:number-columns-spanned="5" table:number-rows-spanned="1">
            <text:p>SEMAINE 1</text:p>
          </table:table-cell>
          <table:covered-table-cell table:number-columns-repeated="3" table:style-name="ce53"/>
          <table:covered-table-cell table:style-name="ce66"/>
          <table:table-cell table:style-name="ce41" office:value-type="string" calcext:value-type="string" table:number-columns-spanned="5" table:number-rows-spanned="1">
            <text:p>SEMAINE 2</text:p>
          </table:table-cell>
          <table:covered-table-cell table:number-columns-repeated="3" table:style-name="ce53"/>
          <table:covered-table-cell table:style-name="ce66"/>
          <table:table-cell table:style-name="ce41" office:value-type="string" calcext:value-type="string" table:number-columns-spanned="5" table:number-rows-spanned="1">
            <text:p>SEMAINE 3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4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5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6</text:p>
          </table:table-cell>
          <table:covered-table-cell table:number-columns-repeated="3" table:style-name="ce53"/>
          <table:covered-table-cell table:style-name="ce66"/>
          <table:table-cell table:style-name="ce89" office:value-type="string" calcext:value-type="string" table:number-columns-spanned="5" table:number-rows-spanned="1">
            <text:p>SEMAINE 7</text:p>
          </table:table-cell>
          <table:covered-table-cell table:number-columns-repeated="3" table:style-name="ce53"/>
          <table:covered-table-cell table:style-name="ce66"/>
          <table:table-cell table:style-name="ce89" office:value-type="string" calcext:value-type="string" table:number-columns-spanned="5" table:number-rows-spanned="1">
            <text:p>SEMAINE 8</text:p>
          </table:table-cell>
          <table:covered-table-cell table:number-columns-repeated="3" table:style-name="ce53"/>
          <table:covered-table-cell table:style-name="ce66"/>
          <table:table-cell table:style-name="ce89" office:value-type="string" calcext:value-type="string" table:number-columns-spanned="5" table:number-rows-spanned="1">
            <text:p>SEMAINE 9</text:p>
          </table:table-cell>
          <table:covered-table-cell table:number-columns-repeated="3" table:style-name="ce53"/>
          <table:covered-table-cell table:style-name="ce66"/>
          <table:table-cell table:style-name="ce95" office:value-type="string" calcext:value-type="string" table:number-columns-spanned="5" table:number-rows-spanned="1">
            <text:p>SEMAINE 10</text:p>
          </table:table-cell>
          <table:covered-table-cell table:number-columns-repeated="3" table:style-name="ce53"/>
          <table:covered-table-cell table:style-name="ce66"/>
          <table:table-cell table:style-name="ce95" office:value-type="string" calcext:value-type="string" table:number-columns-spanned="5" table:number-rows-spanned="1">
            <text:p>SEMAINE 11</text:p>
          </table:table-cell>
          <table:covered-table-cell table:number-columns-repeated="3" table:style-name="ce53"/>
          <table:covered-table-cell table:style-name="ce66"/>
          <table:table-cell table:style-name="ce95" office:value-type="string" calcext:value-type="string" table:number-columns-spanned="5" table:number-rows-spanned="1">
            <text:p>SEMAINE 12</text:p>
          </table:table-cell>
          <table:covered-table-cell table:number-columns-repeated="3" table:style-name="ce53"/>
          <table:covered-table-cell table:style-name="ce66"/>
          <table:table-cell table:style-name="ce4"/>
          <table:table-cell table:number-columns-repeated="16315"/>
        </table:table-row>
        <table:table-row table:style-name="ro3">
          <table:table-cell table:style-name="ce5"/>
          <table:covered-table-cell table:number-columns-repeated="7"/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90" office:value-type="string" calcext:value-type="string">
            <text:p>L</text:p>
          </table:table-cell>
          <table:table-cell table:number-columns-repeated="2" table:style-name="ce90" office:value-type="string" calcext:value-type="string">
            <text:p>M</text:p>
          </table:table-cell>
          <table:table-cell table:style-name="ce90" office:value-type="string" calcext:value-type="string">
            <text:p>J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string" calcext:value-type="string">
            <text:p>L</text:p>
          </table:table-cell>
          <table:table-cell table:number-columns-repeated="2" table:style-name="ce90" office:value-type="string" calcext:value-type="string">
            <text:p>M</text:p>
          </table:table-cell>
          <table:table-cell table:style-name="ce90" office:value-type="string" calcext:value-type="string">
            <text:p>J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string" calcext:value-type="string">
            <text:p>L</text:p>
          </table:table-cell>
          <table:table-cell table:number-columns-repeated="2" table:style-name="ce90" office:value-type="string" calcext:value-type="string">
            <text:p>M</text:p>
          </table:table-cell>
          <table:table-cell table:style-name="ce90" office:value-type="string" calcext:value-type="string">
            <text:p>J</text:p>
          </table:table-cell>
          <table:table-cell table:style-name="ce90" office:value-type="string" calcext:value-type="string">
            <text:p>V</text:p>
          </table:table-cell>
          <table:table-cell table:style-name="ce96" office:value-type="string" calcext:value-type="string">
            <text:p>L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L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L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5"/>
          <table:table-cell table:number-columns-repeated="16315"/>
        </table:table-row>
        <table:table-row table:style-name="ro2">
          <table:table-cell table:style-name="ce2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Initialisation</text:p>
          </table:table-cell>
          <table:table-cell table:style-name="ce20"/>
          <table:table-cell table:style-name="ce28" table:number-columns-repeated="4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56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4" office:value-type="date" office:date-value="2018-01-01" calcext:value-type="date">
              <text:p>1.1</text:p>
            </table:table-cell>
            <table:table-cell table:style-name="ce21" office:value-type="string" calcext:value-type="string">
              <text:p><text:s/>Setup du Projet</text:p>
            </table:table-cell>
            <table:table-cell table:style-name="ce23"/>
            <table:table-cell table:style-name="ce29" office:value-type="date" office:date-value="2026-01-13" calcext:value-type="date">
              <text:p>13/01/26</text:p>
            </table:table-cell>
            <table:table-cell table:style-name="ce29" office:value-type="date" office:date-value="2026-02-02" calcext:value-type="date">
              <text:p>02/02/26</text:p>
            </table:table-cell>
            <table:table-cell table:style-name="ce23" table:formula="of:=DAYS360([.E12];[.F12])" office:value-type="float" office:value="19" calcext:value-type="float">
              <text:p>19</text:p>
            </table:table-cell>
            <table:table-cell table:style-name="ce33" office:value-type="percentage" office:value="0.25" calcext:value-type="percentage">
              <text:p>25 %</text:p>
            </table:table-cell>
            <table:table-cell table:style-name="ce44"/>
            <table:table-cell table:style-name="ce55"/>
            <table:table-cell table:style-name="ce60" table:number-columns-repeated="2"/>
            <table:table-cell table:style-name="ce67"/>
            <table:table-cell table:style-name="ce69" table:number-columns-repeated="5"/>
            <table:table-cell table:style-name="ce62" table:number-columns-repeated="10"/>
            <table:table-cell table:style-name="ce67" table:number-columns-repeated="5"/>
            <table:table-cell table:style-name="ce62" table:number-columns-repeated="10"/>
            <table:table-cell table:style-name="ce91" table:number-columns-repeated="5"/>
            <table:table-cell table:style-name="ce62" table:number-columns-repeated="10"/>
            <table:table-cell table:style-name="ce97" table:number-columns-repeated="5"/>
            <table:table-cell table:style-name="ce62" table:number-columns-repeated="4"/>
            <table:table-cell table:style-name="ce101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2-01" calcext:value-type="date">
              <text:p>1.2</text:p>
            </table:table-cell>
            <table:table-cell table:style-name="ce21" office:value-type="string" calcext:value-type="string">
              <text:p><text:s/>Mise en place de la boucle de jeu </text:p>
            </table:table-cell>
            <table:table-cell table:style-name="ce23"/>
            <table:table-cell table:style-name="ce29" office:value-type="date" office:date-value="2026-01-26" calcext:value-type="date">
              <text:p>26/01/26</text:p>
            </table:table-cell>
            <table:table-cell table:style-name="ce29" office:value-type="date" office:date-value="2026-02-02" calcext:value-type="date">
              <text:p>02/02/26</text:p>
            </table:table-cell>
            <table:table-cell table:style-name="ce23" table:formula="of:=DAYS360([.E13];[.F13])" office:value-type="float" office:value="6" calcext:value-type="float">
              <text:p>6</text:p>
            </table:table-cell>
            <table:table-cell table:style-name="ce33" office:value-type="percentage" office:value="0.3" calcext:value-type="percentage">
              <text:p>30 %</text:p>
            </table:table-cell>
            <table:table-cell table:style-name="ce45"/>
            <table:table-cell table:style-name="ce56"/>
            <table:table-cell table:style-name="ce61" table:number-columns-repeated="3"/>
            <table:table-cell table:style-name="ce70" table:number-columns-repeated="2"/>
            <table:table-cell table:style-name="ce73" table:number-columns-repeated="6"/>
            <table:table-cell table:style-name="ce61" table:number-columns-repeated="7"/>
            <table:table-cell table:style-name="ce81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98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</table:table-row-group>
        <table:table-row table:style-name="ro2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Creation des managers</text:p>
          </table:table-cell>
          <table:table-cell table:style-name="ce20"/>
          <table:table-cell table:style-name="ce28" table:number-columns-repeated="4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56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4" office:value-type="date" office:date-value="2018-01-02" calcext:value-type="date">
              <text:p>2.1</text:p>
            </table:table-cell>
            <table:table-cell table:style-name="ce21" office:value-type="string" calcext:value-type="string">
              <text:p>Texture et assets </text:p>
            </table:table-cell>
            <table:table-cell table:style-name="ce23"/>
            <table:table-cell table:style-name="ce29" office:value-type="date" office:date-value="2026-01-26" calcext:value-type="date">
              <text:p>26/01/26</text:p>
            </table:table-cell>
            <table:table-cell table:style-name="ce29" office:value-type="date" office:date-value="2026-02-11" calcext:value-type="date">
              <text:p>11/02/26</text:p>
            </table:table-cell>
            <table:table-cell table:style-name="ce23" table:formula="of:=DAYS360([.E15];[.F15])" office:value-type="float" office:value="15" calcext:value-type="float">
              <text:p>15</text:p>
            </table:table-cell>
            <table:table-cell table:style-name="ce33" office:value-type="percentage" office:value="0.25" calcext:value-type="percentage">
              <text:p>25 %</text:p>
            </table:table-cell>
            <table:table-cell table:style-name="ce46"/>
            <table:table-cell table:style-name="ce55"/>
            <table:table-cell table:style-name="ce62" table:number-columns-repeated="3"/>
            <table:table-cell table:style-name="ce69" table:number-columns-repeated="5"/>
            <table:table-cell table:style-name="ce62" table:number-columns-repeated="5"/>
            <table:table-cell table:style-name="ce79" table:number-columns-repeated="4"/>
            <table:table-cell table:style-name="ce62"/>
            <table:table-cell table:style-name="ce67" table:number-columns-repeated="5"/>
            <table:table-cell table:style-name="ce62" table:number-columns-repeated="10"/>
            <table:table-cell table:style-name="ce91" table:number-columns-repeated="5"/>
            <table:table-cell table:style-name="ce62" table:number-columns-repeated="10"/>
            <table:table-cell table:style-name="ce97" table:number-columns-repeated="5"/>
            <table:table-cell table:style-name="ce62" table:number-columns-repeated="4"/>
            <table:table-cell table:style-name="ce101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2-02" calcext:value-type="date">
              <text:p>2.2</text:p>
            </table:table-cell>
            <table:table-cell table:style-name="ce21" office:value-type="string" calcext:value-type="string">
              <text:p>Collisions</text:p>
            </table:table-cell>
            <table:table-cell table:style-name="ce23"/>
            <table:table-cell table:style-name="ce30" office:value-type="date" office:date-value="2026-01-26" calcext:value-type="date">
              <text:p>26/01/26</text:p>
            </table:table-cell>
            <table:table-cell table:style-name="ce30" office:value-type="date" office:date-value="2026-02-20" calcext:value-type="date">
              <text:p>20/02/26</text:p>
            </table:table-cell>
            <table:table-cell table:style-name="ce23" table:formula="of:=DAYS360([.E16];[.F16])" office:value-type="float" office:value="24" calcext:value-type="float">
              <text:p>24</text:p>
            </table:table-cell>
            <table:table-cell table:style-name="ce33" office:value-type="percentage" office:value="0.2" calcext:value-type="percentage">
              <text:p>2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9"/>
            <table:table-cell table:style-name="ce79" table:number-columns-repeated="3"/>
            <table:table-cell table:style-name="ce85"/>
            <table:table-cell table:style-name="ce86" table:number-columns-repeated="2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98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3-02" calcext:value-type="date">
              <text:p>2.3</text:p>
            </table:table-cell>
            <table:table-cell table:style-name="ce21" office:value-type="string" calcext:value-type="string">
              <text:p>Gravité et mouvement du joueur</text:p>
            </table:table-cell>
            <table:table-cell table:style-name="ce23"/>
            <table:table-cell table:style-name="ce30" office:value-type="date" office:date-value="2026-01-26" calcext:value-type="date">
              <text:p>26/01/26</text:p>
            </table:table-cell>
            <table:table-cell table:style-name="ce30" office:value-type="date" office:date-value="2026-02-11" calcext:value-type="date">
              <text:p>11/02/26</text:p>
            </table:table-cell>
            <table:table-cell table:style-name="ce23" table:formula="of:=DAYS360([.E17];[.F17])" office:value-type="float" office:value="15" calcext:value-type="float">
              <text:p>15</text:p>
            </table:table-cell>
            <table:table-cell table:style-name="ce33" office:value-type="percentage" office:value="0.2" calcext:value-type="percentage">
              <text:p>2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10"/>
            <table:table-cell table:style-name="ce81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98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4-02" calcext:value-type="date">
              <text:p>2.4</text:p>
            </table:table-cell>
            <table:table-cell table:style-name="ce21" office:value-type="string" calcext:value-type="string">
              <text:p>Audio </text:p>
            </table:table-cell>
            <table:table-cell table:style-name="ce23"/>
            <table:table-cell table:style-name="ce29" office:value-type="date" office:date-value="2026-02-02" calcext:value-type="date">
              <text:p>02/02/26</text:p>
            </table:table-cell>
            <table:table-cell table:style-name="ce29" office:value-type="date" office:date-value="2026-02-11" calcext:value-type="date">
              <text:p>11/02/26</text:p>
            </table:table-cell>
            <table:table-cell table:style-name="ce23" table:formula="of:=DAYS360([.E18];[.F18])" office:value-type="float" office:value="9" calcext:value-type="float">
              <text:p>9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10"/>
            <table:table-cell table:style-name="ce81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98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5"/>
            <table:table-cell table:style-name="ce22"/>
            <table:table-cell table:style-name="ce24"/>
            <table:table-cell table:style-name="ce31" table:number-columns-repeated="2"/>
            <table:table-cell table:style-name="ce24"/>
            <table:table-cell table:style-name="ce34"/>
            <table:table-cell table:style-name="ce48"/>
            <table:table-cell table:style-name="ce57"/>
            <table:table-cell table:style-name="ce63" table:number-columns-repeated="3"/>
            <table:table-cell table:style-name="ce71" table:number-columns-repeated="5"/>
            <table:table-cell table:style-name="ce63" table:number-columns-repeated="10"/>
            <table:table-cell table:style-name="ce82" table:number-columns-repeated="5"/>
            <table:table-cell table:style-name="ce63" table:number-columns-repeated="10"/>
            <table:table-cell table:style-name="ce93" table:number-columns-repeated="5"/>
            <table:table-cell table:style-name="ce63" table:number-columns-repeated="10"/>
            <table:table-cell table:style-name="ce99" table:number-columns-repeated="5"/>
            <table:table-cell table:style-name="ce63" table:number-columns-repeated="5"/>
            <table:table-cell table:style-name="ce6"/>
            <table:table-cell table:number-columns-repeated="16315"/>
          </table:table-row>
        </table:table-row-group>
        <table:table-row table:style-name="ro2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20" office:value-type="string" calcext:value-type="string">
            <text:p>Codage &amp; Test</text:p>
          </table:table-cell>
          <table:table-cell table:style-name="ce20"/>
          <table:table-cell table:style-name="ce28" table:number-columns-repeated="3"/>
          <table:table-cell table:style-name="ce35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56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4" office:value-type="date" office:date-value="2018-01-03" calcext:value-type="date">
              <text:p>3.1</text:p>
            </table:table-cell>
            <table:table-cell table:style-name="ce21" office:value-type="string" calcext:value-type="string">
              <text:p>Programmation</text:p>
            </table:table-cell>
            <table:table-cell table:style-name="ce21"/>
            <table:table-cell table:style-name="ce29" office:value-type="string" calcext:value-type="string">
              <text:p>TBD</text:p>
            </table:table-cell>
            <table:table-cell table:style-name="ce30" office:value-type="string" calcext:value-type="string">
              <text:p>TBD</text:p>
            </table:table-cell>
            <table:table-cell table:style-name="ce23" table:formula="of:=DAYS360([.E21];[.F21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2" table:number-columns-repeated="3"/>
            <table:table-cell table:style-name="ce70" table:number-columns-repeated="5"/>
            <table:table-cell table:style-name="ce62" table:number-columns-repeated="10"/>
            <table:table-cell table:style-name="ce67" table:number-columns-repeated="5"/>
            <table:table-cell table:style-name="ce62" table:number-columns-repeated="10"/>
            <table:table-cell table:style-name="ce91" table:number-columns-repeated="5"/>
            <table:table-cell table:style-name="ce62" table:number-columns-repeated="10"/>
            <table:table-cell table:style-name="ce97" table:number-columns-repeated="5"/>
            <table:table-cell table:style-name="ce62" table:number-columns-repeated="4"/>
            <table:table-cell table:style-name="ce101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2-03" calcext:value-type="date">
              <text:p>3.2</text:p>
            </table:table-cell>
            <table:table-cell table:style-name="ce21" office:value-type="string" calcext:value-type="string">
              <text:p>Tâche 2</text:p>
            </table:table-cell>
            <table:table-cell table:style-name="ce21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2];[.F22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10"/>
            <table:table-cell table:style-name="ce81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98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6" office:value-type="string" calcext:value-type="string">
              <text:p>3.2.1</text:p>
            </table:table-cell>
            <table:table-cell table:style-name="ce21" office:value-type="string" calcext:value-type="string">
              <text:p>Débuggage </text:p>
            </table:table-cell>
            <table:table-cell table:style-name="ce21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3];[.F23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81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98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6" office:value-type="string" calcext:value-type="string">
              <text:p>3.2.2</text:p>
            </table:table-cell>
            <table:table-cell table:style-name="ce21" office:value-type="string" calcext:value-type="string">
              <text:p>Tâche 4</text:p>
            </table:table-cell>
            <table:table-cell table:style-name="ce21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4];[.F24])" office:value-type="string" office:string-value="" calcext:value-type="error">
              <text:p>#VALUE!</text:p>
            </table:table-cell>
            <table:table-cell table:style-name="ce36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81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98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3-03" calcext:value-type="date">
              <text:p>3.3</text:p>
            </table:table-cell>
            <table:table-cell table:style-name="ce21" office:value-type="string" calcext:value-type="string">
              <text:p>Tâche 5</text:p>
            </table:table-cell>
            <table:table-cell table:style-name="ce21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5];[.F25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81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98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6" office:value-type="string" calcext:value-type="string">
              <text:p>3.3.1</text:p>
            </table:table-cell>
            <table:table-cell table:style-name="ce21" office:value-type="string" calcext:value-type="string">
              <text:p>finalisation des détails </text:p>
            </table:table-cell>
            <table:table-cell table:style-name="ce21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6];[.F26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81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98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</table:table-row-group>
        <table:table-row table:style-name="ro2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0" office:value-type="string" calcext:value-type="string">
            <text:p>Livraison</text:p>
          </table:table-cell>
          <table:table-cell table:style-name="ce20"/>
          <table:table-cell table:style-name="ce28" table:number-columns-repeated="3"/>
          <table:table-cell table:style-name="ce35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56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4" office:value-type="date" office:date-value="2018-01-04" calcext:value-type="date">
              <text:p>4.1</text:p>
            </table:table-cell>
            <table:table-cell table:style-name="ce21" office:value-type="string" calcext:value-type="string">
              <text:p>Rédaction rapport</text:p>
            </table:table-cell>
            <table:table-cell table:style-name="ce21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8];[.F28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2" table:number-columns-repeated="3"/>
            <table:table-cell table:style-name="ce69" table:number-columns-repeated="5"/>
            <table:table-cell table:style-name="ce62" table:number-columns-repeated="10"/>
            <table:table-cell table:style-name="ce67" table:number-columns-repeated="5"/>
            <table:table-cell table:style-name="ce62" table:number-columns-repeated="10"/>
            <table:table-cell table:style-name="ce91" table:number-columns-repeated="5"/>
            <table:table-cell table:style-name="ce62" table:number-columns-repeated="10"/>
            <table:table-cell table:style-name="ce97" table:number-columns-repeated="5"/>
            <table:table-cell table:style-name="ce62" table:number-columns-repeated="4"/>
            <table:table-cell table:style-name="ce101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2-04" calcext:value-type="date">
              <text:p>4.2</text:p>
            </table:table-cell>
            <table:table-cell table:style-name="ce21" office:value-type="string" calcext:value-type="string">
              <text:p>Préparation soutenance</text:p>
            </table:table-cell>
            <table:table-cell table:style-name="ce21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9];[.F29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9" table:number-columns-repeated="5"/>
            <table:table-cell table:style-name="ce61" table:number-columns-repeated="10"/>
            <table:table-cell table:style-name="ce81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98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3-04" calcext:value-type="date">
              <text:p>4.3</text:p>
            </table:table-cell>
            <table:table-cell table:style-name="ce21" office:value-type="string" calcext:value-type="string">
              <text:p><text:s/></text:p>
            </table:table-cell>
            <table:table-cell table:style-name="ce21"/>
            <table:table-cell table:style-name="ce29" table:number-columns-repeated="2"/>
            <table:table-cell table:style-name="ce23" office:value-type="float" office:value="0" calcext:value-type="float">
              <text:p>0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9" table:number-columns-repeated="5"/>
            <table:table-cell table:style-name="ce62" table:number-columns-repeated="4"/>
            <table:table-cell table:style-name="ce61" table:number-columns-repeated="6"/>
            <table:table-cell table:style-name="ce81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98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4-04" calcext:value-type="date">
              <text:p>4.4</text:p>
            </table:table-cell>
            <table:table-cell table:style-name="ce21" office:value-type="string" calcext:value-type="string">
              <text:p><text:s/></text:p>
            </table:table-cell>
            <table:table-cell table:style-name="ce21"/>
            <table:table-cell table:style-name="ce29" table:number-columns-repeated="2"/>
            <table:table-cell table:style-name="ce23" office:value-type="float" office:value="0" calcext:value-type="float">
              <text:p>0</text:p>
            </table:table-cell>
            <table:table-cell table:style-name="ce36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9" table:number-columns-repeated="5"/>
            <table:table-cell table:style-name="ce62" table:number-columns-repeated="4"/>
            <table:table-cell table:style-name="ce61" table:number-columns-repeated="6"/>
            <table:table-cell table:style-name="ce81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98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</table:table-row-group>
        <table:table-row table:style-name="ro2" table:number-rows-repeated="3">
          <table:table-cell table:style-name="ce2" table:number-columns-repeated="7"/>
          <table:table-cell table:style-name="ce37" table:number-columns-repeated="2"/>
          <table:table-cell table:style-name="ce2" table:number-columns-repeated="61"/>
          <table:table-cell table:number-columns-repeated="16314"/>
        </table:table-row>
        <table:table-row table:style-name="ro4" table:number-rows-repeated="1048541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'Diagramme de Gantt'.H12:'Diagramme de Gantt'.H13 'Diagramme de Gantt'.H15:'Diagramme de Gantt'.H31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5">
      <number:day number:style="long"/>
      <number:text>/</number:text>
      <number:month number:style="long"/>
      <number:text>/</number:text>
      <number:year/>
    </number:date-style>
    <number:number-style style:name="N136">
      <number:text>$</number:text>
      <number:number number:decimal-places="2" number:min-decimal-places="2" number:min-integer-digits="1" number:grouping="true"/>
    </number:number-style>
    <number:date-style style:name="N137">
      <number:day/>
      <number:text>.</number:text>
      <number:month/>
    </number:date-style>
    <number:percentage-style style:name="N138">
      <number:number number:decimal-places="0" number:min-decimal-places="0" number:min-integer-digits="1"/>
      <number:text> %</number:text>
    </number:percentag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agramme_20_de_20_Gantt" style:display-name="PageStyle_Diagramme de Gant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03T13:59:54.626781976</dc:date>
    <meta:editing-duration>PT4M25S</meta:editing-duration>
    <meta:editing-cycles>1</meta:editing-cycles>
    <meta:document-statistic meta:table-count="1" meta:cell-count="191" meta:object-count="0"/>
    <meta:generator>LibreOffice/24.2.7.2$Linux_X86_64 LibreOffice_project/420$Build-2</meta:generator>
  </office:meta>
</office:document-meta>
</file>